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d693" officeooo:paragraph-rsid="0013d693"/>
    </style:style>
    <style:style style:name="P2" style:family="paragraph" style:parent-style-name="Standard">
      <style:paragraph-properties fo:text-align="start" style:justify-single-word="false"/>
      <style:text-properties officeooo:rsid="0013d693" officeooo:paragraph-rsid="0013d693"/>
    </style:style>
    <style:style style:name="P3" style:family="paragraph" style:parent-style-name="Standard">
      <style:paragraph-properties fo:text-align="start" style:justify-single-word="false"/>
      <style:text-properties officeooo:rsid="0013d693" officeooo:paragraph-rsid="00157577"/>
    </style:style>
    <style:style style:name="T1" style:family="text">
      <style:text-properties officeooo:rsid="001575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sobre la Tarea 1.</text:p>
      <text:p text:style-name="P1"/>
      <text:p text:style-name="P2"/>
      <text:p text:style-name="P3"><text:tab/>En la presente tarea se realizo una función, creando dos pilas, <text:span text:style-name="T1">pila principal (</text:span>A<text:span text:style-name="T1">)</text:span> y <text:span text:style-name="T1">pila segundaría</text:span> <text:span text:style-name="T1">(</text:span>B), a su vez se le agrega un ciclo “For” <text:span text:style-name="T1">y </text:span>en la primera validación “If” me verifica si la pila (A) esta vaciá y a su vez <text:span text:style-name="T1">me agrega un </text:span>numero del arreglo, luego pasa por el condicional “Elif”, <text:span text:style-name="T1">el cual me </text:span>valida que el numero del arreglo sea mayor que el numero que esta en la pila, <text:span text:style-name="T1">y </text:span>le agrega el <text:span text:style-name="T1">siguiente</text:span> valor <text:span text:style-name="T1">que se encuentra en el arreglo</text:span>.</text:p>
      <text:p text:style-name="P3"/>
      <text:p text:style-name="P3"><text:tab/><text:span text:style-name="T1">En los dos ciclos “While” que están al final de la función, se encargan de que si ambas pilas tienen números y el numero del arreglo es menor al ultimo agregado en la pila principal (A), se apilen y desapilen los números entre las pilas, haciendo que la pila principal tenga los números ordenados de menor a mayor, y la segunda pila (B) quedaría vaciá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22:11:19.690040785</meta:creation-date>
    <dc:date>2023-07-17T22:31:21.413495529</dc:date>
    <meta:editing-duration>PT8M21S</meta:editing-duration>
    <meta:editing-cycles>1</meta:editing-cycles>
    <meta:document-statistic meta:table-count="0" meta:image-count="0" meta:object-count="0" meta:page-count="1" meta:paragraph-count="3" meta:word-count="158" meta:character-count="825" meta:non-whitespace-character-count="668"/>
    <meta:generator>LibreOffice/7.3.7.2$Linux_X86_64 LibreOffice_project/30$Build-2</meta:generator>
  </office:meta>
</office:document-meta>
</file>